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d62" officeooo:paragraph-rsid="001a8d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711</text:p>
      <text:p text:style-name="P1">今天主要是两个代码，画了两个图。感觉对js的对象掌握的还不够熟练，对js各种函数了解的也很有限。自己原本的编程经验虽然有点帮助，但是这种思想，还有js的语法，突然觉得有点吃力。感觉应该是很简单的东西，但是自己弄的很慢，甚至弄不出来。</text:p>
      <text:p text:style-name="P1">还是要多去看看js的语法，虽然语言都有共通的地方，但是js还是太模糊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8:19:46.329239046</meta:creation-date>
    <dc:date>2017-07-11T08:24:28.519044122</dc:date>
    <meta:editing-duration>PT4M45S</meta:editing-duration>
    <meta:editing-cycles>1</meta:editing-cycles>
    <meta:document-statistic meta:table-count="0" meta:image-count="0" meta:object-count="0" meta:page-count="1" meta:paragraph-count="3" meta:word-count="148" meta:character-count="156" meta:non-whitespace-character-count="156"/>
    <meta:generator>LibreOffice/5.1.6.2$Linux_X86_64 LibreOffice_project/10m0$Build-2</meta:generator>
  </office:meta>
</office:document-meta>
</file>